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1" svg:font-family="'Times New 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master-page-name="HTML">
      <style:paragraph-properties fo:margin-top="0in" fo:margin-bottom="0in" fo:text-align="center" style:justify-single-word="false"/>
    </style:style>
    <style:style style:name="P2" style:family="paragraph" style:parent-style-name="Text_20_body">
      <style:paragraph-properties fo:margin-top="0in" fo:margin-bottom="0in" fo:text-align="center" style:justify-single-word="false"/>
    </style:style>
    <style:style style:name="P3" style:family="paragraph" style:parent-style-name="Text_20_body">
      <style:paragraph-properties fo:margin-top="0in" fo:margin-bottom="0in" fo:line-height="200%" fo:text-align="start" style:justify-single-word="false"/>
    </style:style>
    <style:style style:name="P4" style:family="paragraph" style:parent-style-name="Text_20_body" style:list-style-name="L1">
      <style:paragraph-properties fo:margin-top="0in" fo:margin-bottom="0in" fo:line-height="200%" fo:text-align="start" style:justify-single-word="false"/>
    </style:style>
    <style:style style:name="P5" style:family="paragraph" style:parent-style-name="Text_20_body" style:list-style-name="L2">
      <style:paragraph-properties fo:margin-top="0in" fo:margin-bottom="0in" fo:line-height="200%" fo:text-align="start" style:justify-single-word="false"/>
    </style:style>
    <style:style style:name="P6" style:family="paragraph" style:parent-style-name="Text_20_body" style:list-style-name="L3">
      <style:paragraph-properties fo:margin-top="0in" fo:margin-bottom="0in" fo:line-height="200%" fo:text-align="start" style:justify-single-word="false"/>
    </style:style>
    <style:style style:name="P7" style:family="paragraph" style:parent-style-name="Text_20_body">
      <style:paragraph-properties fo:margin-top="0in" fo:margin-bottom="0.1965in" fo:line-height="200%"/>
    </style:style>
    <style:style style:name="P8" style:family="paragraph" style:parent-style-name="Text_20_body">
      <style:paragraph-properties fo:margin-top="0in" fo:margin-bottom="0.1965in" fo:line-height="200%" fo:text-align="start" style:justify-single-word="false"/>
    </style:style>
    <style:style style:name="P9" style:family="paragraph" style:parent-style-name="Text_20_body" style:list-style-name="L4">
      <style:paragraph-properties fo:margin-top="0in" fo:margin-bottom="0in" fo:line-height="200%" fo:text-align="start" style:justify-single-word="false"/>
    </style:style>
    <style:style style:name="T1" style:family="text">
      <style:text-properties fo:font-size="24pt" fo:font-weight="bold"/>
    </style:style>
    <style:style style:name="T2" style:family="text">
      <style:text-properties fo:font-size="18pt"/>
    </style:style>
    <style:style style:name="T3" style:family="text">
      <style:text-properties fo:font-size="14pt" style:text-underline-style="solid" style:text-underline-width="auto" style:text-underline-color="font-color"/>
    </style:style>
    <style:style style:name="T4" style:family="text">
      <style:text-properties fo:font-weight="bold"/>
    </style:style>
    <style:style style:name="T5" style:family="text">
      <style:text-properties fo:font-size="12pt"/>
    </style:style>
    <style:style style:name="T6" style:family="text">
      <style:text-properties fo:font-size="12pt"/>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zua2"/><text:bookmark text:name="wefi"/><text:bookmark text:name="xxpm"/><text:span text:style-name="T1">HUMANS vs. ZOMBIES</text:span> </text:p>
      <text:p text:style-name="P2"><text:bookmark text:name="krkd"/><text:bookmark text:name="mube"/><text:span text:style-name="T2">AOC Rules written by Ross Light and TJ Ferrell</text:span> </text:p>
      <text:p text:style-name="P2"><text:bookmark text:name="s8bb"/><text:bookmark text:name="z1gv"/><text:bookmark text:name="dw1y"/><text:span text:style-name="T2">Based on the original by Brad Sappington and Chris Weed</text:span> </text:p>
      <text:p text:style-name="P3"><text:bookmark text:name="no:s"/><text:bookmark text:name="oqz2"/></text:p>
      <text:p text:style-name="P3"><text:bookmark text:name="p_:."/><text:bookmark text:name="fv7f"/><text:bookmark text:name="mm60"/><text:span text:style-name="T3">Overview</text:span> </text:p>
      <text:p text:style-name="P3"><text:bookmark text:name="dl_x"/><text:bookmark text:name="yv3_"/>Humans vs. Zombies is a game of tag. All players begin as humans, and one is randomly chosen to be the “Original Zombie.” The Original Zombie tags human players and turns them into zombies. The zombies must tag and “feed” on a human every 48 hours or he starves to death and is out of the game. </text:p>
      <text:p text:style-name="P3"><text:bookmark text:name="rimc"/><text:bookmark text:name="ls88"/><text:bookmark text:name="xty7"/><text:span text:style-name="T3">Objectives</text:span> </text:p>
      <text:p text:style-name="P3"><text:bookmark text:name="ee5q"/><text:bookmark text:name="vpe0"/>The <text:bookmark text:name="tkha"/><text:span text:style-name="T4">Zombies</text:span> win when all human players have been tagged and turned into zombies. The <text:bookmark text:name="q:xy"/><text:span text:style-name="T4">Humans</text:span> win by surviving long enough for all of the zombies to starve. </text:p>
      <text:p text:style-name="P3"><text:bookmark text:name="jtzj"/><text:bookmark text:name="jqy."/><text:bookmark text:name="jqa9"/><text:span text:style-name="T3">Safety Rules</text:span> </text:p>
      <text:list text:style-name="L1">
        <text:list-item>
          <text:p text:style-name="P4"><text:bookmark text:name="yse0"/><text:bookmark text:name="trp7"/><text:bookmark text:name="ji_1"/><text:bookmark text:name="hstk"/>No weaponry of any kind, just socks </text:p>
        </text:list-item>
        <text:list-item>
          <text:p text:style-name="P4"><text:bookmark text:name="ytoq"/><text:bookmark text:name="sqp2"/><text:bookmark text:name="ydo3"/>Players may not use cars </text:p>
        </text:list-item>
        <text:list-item>
          <text:p text:style-name="P4"><text:bookmark text:name="hxja"/><text:bookmark text:name="q_3g"/><text:bookmark text:name="a1lu"/>Socks may not contain anything </text:p>
        </text:list-item>
        <text:list-item>
          <text:p text:style-name="P4"><text:bookmark text:name="ou6l"/><text:bookmark text:name="p835"/><text:bookmark text:name="c-82"/>Clean socks, please. </text:p>
        </text:list-item>
      </text:list>
      <text:p text:style-name="P3"><text:bookmark text:name="vw8i"/><text:bookmark text:name="hy6p"/><text:bookmark text:name="k2.v"/><text:span text:style-name="T3">Equipment</text:span> </text:p>
      <text:p text:style-name="P3"><text:bookmark text:name="ykhq"/><text:bookmark text:name="m-en"/>This gear is required for all players: </text:p>
      <text:list text:style-name="L2">
        <text:list-item>
          <text:p text:style-name="P5"><text:bookmark text:name="f0f4"/><text:bookmark text:name="f:i-"/><text:bookmark text:name="p-zh"/><text:bookmark text:name="shid"/>Headband (2 colors) </text:p>
        </text:list-item>
        <text:list-item>
          <text:p text:style-name="P5"><text:bookmark text:name="wev4"/><text:bookmark text:name="jmoi"/><text:bookmark text:name="lhvx"/>Socks </text:p>
        </text:list-item>
        <text:list-item>
          <text:p text:style-name="P5"><text:bookmark text:name="k.e:"/><text:bookmark text:name="kpbf"/><text:bookmark text:name="es1q"/>One 3x5 index ID card </text:p>
        </text:list-item>
      </text:list>
      <text:p text:style-name="P3"><text:bookmark text:name="hjgn"/><text:bookmark text:name="k3xr"/><text:bookmark text:name="z8yg"/><text:span text:style-name="T3">Safe zones</text:span> </text:p>
      <text:list text:style-name="L3">
        <text:list-item>
          <text:p text:style-name="P6"><text:bookmark text:name="k_2t"/><text:bookmark text:name="pacj"/><text:bookmark text:name="k111"/><text:bookmark text:name="l.8o"/>Bathrooms </text:p>
        </text:list-item>
        <text:list-item>
          <text:p text:style-name="P6"><text:bookmark text:name="jba0"/><text:bookmark text:name="t9zs"/><text:bookmark text:name="qqhk"/>Academic buildings </text:p>
        </text:list-item>
        <text:list-item>
          <text:p text:style-name="P6"><text:bookmark text:name="c_it"/><text:bookmark text:name="qvqe"/><text:bookmark text:name="y13."/>Library </text:p>
        </text:list-item>
        <text:list-item>
          <text:p text:style-name="P6"><text:bookmark text:name="g5w3"/><text:bookmark text:name="mmm_"/><text:bookmark text:name="y515"/>Student center </text:p>
        </text:list-item>
        <text:list-item>
          <text:p text:style-name="P6"><text:bookmark text:name="dp8b"/><text:bookmark text:name="nbaq"/><text:bookmark text:name="plq_"/>Health center </text:p>
        </text:list-item>
        <text:list-item>
          <text:p text:style-name="P6"><text:bookmark text:name="b7o8"/><text:bookmark text:name="ha4c"/><text:bookmark text:name="ok4m"/>Dining halls </text:p>
        </text:list-item>
      </text:list>
      <text:p text:style-name="P3"><text:bookmark text:name="qr:5"/><text:bookmark text:name="fa9h"/><text:bookmark text:name="zl1j"/><text:span text:style-name="T3">Human Rules</text:span> </text:p>
      <text:p text:style-name="P7"><text:bookmark text:name="t:-q"/><text:bookmark text:name="naua"/><text:bookmark text:name="r-7z"/><text:span text:style-name="T4">I.D. Number: </text:span><text:bookmark text:name="z23s"/>Humans must keep one index card with their unique identification number on them at all times. </text:p>
      <text:p text:style-name="P7"><text:bookmark text:name="jmcu"/><text:bookmark text:name="kxgs"/><text:bookmark text:name="orvj"/><text:span text:style-name="T4">Stunning a Zombie: </text:span><text:bookmark text:name="z3m:"/>Humans may stun a Zombie for 15 minutes by throwing a sock at them. </text:p>
      <text:p text:style-name="P7"><text:bookmark text:name="h3b9"/><text:bookmark text:name="ugfk"/><text:bookmark text:name="cbzg"/><text:span text:style-name="T4">When Tagged By a Zombie: </text:span><text:bookmark text:name="ut9c"/>When tagged by a Zombie, a Human is required to distribute their ID card. One hour after being tagged, a Human becomes a member of the Zombie team. Switch to the 2nd color armband - you are now allowed to tag other Humans. </text:p>
      <text:p text:style-name="P7"><text:bookmark text:name="k2-n"/><text:bookmark text:name="b:9h"/><text:bookmark text:name="r:wz"/><text:span text:style-name="T4">Wearing a Headband:</text:span><text:bookmark text:name="i4:z"/> Humans must wear a 1st color headband around an arm or leg to identify them as players of the game. </text:p>
      <text:p text:style-name="P3"><text:bookmark text:name="cam_"/><text:bookmark text:name="bze2"/><text:bookmark text:name="nj4_"/><text:span text:style-name="T3">Zombie Rules</text:span> </text:p>
      <text:p text:style-name="P8"><text:bookmark text:name="ljo1"/><text:bookmark text:name="cyck3"/><text:bookmark text:name="ymu6"/><text:span text:style-name="T4">Feeding: </text:span>Zombies must feed every 48 hours. A zombie feeds by reporting their tags on the website. Time on weekends and holidays does not count toward the time limit.  For example, if a zombie tags someone six hours before a Saturday, then the zombie will have forty-two <text:bookmark text:name="cyck2"/>hours <text:bookmark text:name="cyck1"/>(48 - 6 = 42)<text:bookmark text:name="cyck"/> on Monday to tag someone. </text:p>
      <text:p text:style-name="P7"><text:bookmark text:name="s5qt"/><text:bookmark text:name="chm8"/><text:span text:style-name="T4">Wearing Your Headband:</text:span> The Zombie team must wear a 2nd color headband around their arms at all times. The Original Zombie does not need to wear a headband. </text:p>
      <text:p text:style-name="P7"><text:bookmark text:name="hjm1"/><text:bookmark text:name="errc"/><text:span text:style-name="T4">Tagging: </text:span>A tag is a firm touch to any part of a Human. After tagging a Human, the Zombie must collect their ID card. Kills must be reported within three hours. </text:p>
      <text:p text:style-name="P7"><text:bookmark text:name="ugln"/><text:bookmark text:name="j:v."/><text:span text:style-name="T4">Getting Hit: </text:span>When hit with a sock, a zombie is stunned for 15 minutes. A stunned zombie may not interact with the game in any way. This includes shielding other zombies from socks or continuing to run toward a human. If hit while stunned, a zombie remains stunned for the next 15 minutes. </text:p>
      <text:p text:style-name="P3"><text:bookmark text:name="nnka"/><text:bookmark text:name="d-kq"/><text:bookmark text:name="ujp5"/><text:span text:style-name="T3">Other rules</text:span> </text:p>
      <text:list text:style-name="L4">
        <text:list-item>
          <text:p text:style-name="P9"><text:bookmark text:name="wyb9"/><text:bookmark text:name="w895"/><text:bookmark text:name="p7j2"/><text:bookmark text:name="hucx"/>Hitting non-players with socks is a bannable offense. </text:p>
        </text:list-item>
        <text:list-item>
          <text:p text:style-name="P9"><text:bookmark text:name="yrfn"/><text:bookmark text:name="utdz"/><text:bookmark text:name="vi-q"/>People who are not registered participants may not directly interact with the game. This includes bringing food to humans or spying for either team. </text:p>
        </text:list-item>
        <text:list-item>
          <text:p text:style-name="P9"><text:bookmark text:name="wdqm"/><text:bookmark text:name="mp50"/><text:bookmark text:name="yj05"/>A zombie must have both feet outside of a safe zone to tag a human. Zombies may not use shields to deflect socks. </text:p>
        </text:list-item>
        <text:list-item>
          <text:p text:style-name="P9"><text:bookmark text:name="baec"/><text:bookmark text:name="txuu"/><text:bookmark text:name="c7ha"/>Athletes are safe during official practices, but not on the way to or from practice. </text:p>
        </text:list-item>
        <text:list-item>
          <text:p text:style-name="P9"><text:bookmark text:name="ipks"/><text:bookmark text:name="jz9b"/><text:bookmark text:name="m.bb"/>Similarly, students at required academic events are safe for the duration of the event (even if this event is in a free-play zone), but they are not safe on the way to or from the event. </text:p>
        </text:list-item>
        <text:list-item>
          <text:p text:style-name="P9"><text:bookmark text:name="n5vt"/><text:bookmark text:name="m90d"/><text:bookmark text:name="o12_"/>Humans can't stun zombies from inside of a safe-zone. </text:p>
        </text:list-item>
      </text:list>
      <text:p text:style-name="Text_20_body"><text:bookmark text:name="o12_1"/><text:bookmark text:name="ha33"/><text:span text:style-name="T5"><text:line-break/>This document is released under a </text:span><text:bookmark text:name="orse"/><text:a xlink:type="simple" xlink:href="http://creativecommons.org/licenses/by-nc-sa/3.0/" office:target-frame-name="_blank" xlink:show="new"><text:span text:style-name="T6">Creative Commons Attribution-Noncommercial-Share Alike 3.0 License</text:span></text:a><text:span text:style-name="T5">.</text:span><text:bookmark text:name="wz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1" svg:font-family="'Times New 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text-indent="0in" style:auto-text-indent="false"/>
      <style:text-properties style:font-name="Times New Roman1" fo:font-size="12pt" style:font-name-asian="Times New Roman1" style:font-size-asian="12pt" style:font-name-complex="Times New Roman1" style:font-size-complex="12pt"/>
    </style:style>
    <style:style style:name="Text_20_body" style:display-name="Text body" style:family="paragraph" style:parent-style-name="Standard" style:class="text">
      <style:paragraph-properties fo:margin-left="0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16pt" fo:font-weight="bold" style:font-name-asian="HG Mincho Light J" style:font-size-asian="16pt" style:font-weight-asian="bold" style:font-name-complex="Arial Unicode MS" style:font-size-complex="16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11pt" fo:font-weight="bold" style:font-size-asian="11pt" style:font-weight-asian="bold" style:font-size-complex="11pt" style:font-weight-complex="bold"/>
    </style:style>
    <style:style style:name="Heading_20_6" style:display-name="Heading 6" style:family="paragraph" style:parent-style-name="Heading" style:next-style-name="Text_20_body" style:class="text" style:default-outline-level="6">
      <style:text-properties fo:font-size="10pt" fo:font-weight="bold" style:font-size-asian="10pt" style:font-weight-asian="bold"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in" fo:margin-bottom="0in"/>
      <style:text-properties fo:font-style="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0.3937in" fo:margin-right="0.3937in" fo:margin-top="0in" fo:margin-bottom="0.1965in" fo:text-indent="0in" style:auto-text-indent="false" fo:padding="0.1in" fo:border="0.0008in solid #ddddd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fo:border="none" fo:padding="0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creation-date>2008-04-01T08:58:33</meta:creation-date>
    <dc:language>en-US</dc:language>
    <meta:editing-cycles>1</meta:editing-cycles>
    <meta:editing-duration>PT0S</meta:editing-duration>
    <meta:user-defined meta:name="Info 1"/>
    <meta:user-defined meta:name="Info 2"/>
    <meta:user-defined meta:name="Info 3"/>
    <meta:user-defined meta:name="Info 4"/>
    <meta:document-statistic meta:table-count="0" meta:image-count="0" meta:object-count="0" meta:page-count="2" meta:paragraph-count="42" meta:word-count="572" meta:character-count="3170"/>
  </office:meta>
</office:document-meta>
</file>